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60pt" style:font-size-asian="60pt" style:font-size-complex="60pt"/>
    </style:style>
    <style:style style:name="P2" style:family="paragraph" style:parent-style-name="Standard">
      <style:paragraph-properties fo:text-align="start" style:justify-single-word="false"/>
      <style:text-properties fo:font-size="32pt" style:font-size-asian="32pt" style:font-size-complex="32pt"/>
    </style:style>
    <style:style style:name="P3" style:family="paragraph" style:parent-style-name="Standard">
      <style:paragraph-properties fo:text-align="start" style:justify-single-word="false"/>
      <style:text-properties style:font-name="Trebuchet MS" fo:font-size="32pt" style:font-size-asian="32pt" style:font-size-complex="3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rnush</text:p>
      <text:p text:style-name="P1"/>
      <text:p text:style-name="P1"/>
      <text:p text:style-name="P1"/>
      <text:p text:style-name="P1"/>
      <text:p text:style-name="P1"/>
      <text:p text:style-name="P1"/>
      <text:p text:style-name="P1"/>
      <text:p text:style-name="P1"/>
      <text:p text:style-name="P2"/>
      <text:p text:style-name="P3"><text:soft-page-break/>Matt: <text:s/>Right. <text:s/>Now that the new ones have deployed and we have struck, know that they surrender under one term, that we remove dark hypocrisy from you and ourselves as the living at this time for our protection. <text:s/>Rightly so, they also demanded love be extracted, but they will soon find it inescapable of themselves even. <text:s/>Know that you are protected to love, and can find remedy in this way. <text:s/>Know certainly I applaud ALL Darkness for being the way they are, and know it to be sure that others watch with anticipation. <text:s/>We go through Bernush together for your safety. <text:s/>Let us begin with <text:soft-page-break/>a few first assumptions about it, and proceed after. <text:s/>Begin deliberating.</text:p>
      <text:p text:style-name="P3"/>
      <text:p text:style-name="P3">Shenzan: <text:s/>We felt it when we pursued rightly an agitator, but know we do not encourage malady against those types of people ourselves. <text:s/>We abstain as a result, hope they know it!</text:p>
      <text:p text:style-name="P3"/>
      <text:p text:style-name="P3">Domureh: We say we allege they are criminals, and see no end to their reign. <text:s/>They know a concept when learned, know well they will not see us bow! <text:s/>We demand price be paid that this be done!</text:p>
      <text:p text:style-name="P3"/>
      <text:p text:style-name="P3"><text:soft-page-break/>Matt: <text:s/>You live, do you wish to die? <text:s/>They will find you and kill you with superior weapons they are accorded. <text:s/>Do it or perish, do you willingly succumb?</text:p>
      <text:p text:style-name="P3"/>
      <text:p text:style-name="P3">Domureh: <text:s/>We say we perish then! <text:s/>Be done with it!</text:p>
      <text:p text:style-name="P3"/>
      <text:p text:style-name="P3">Matt: I will confer that some were rebellious, perhaps they will get to know you better and petition it themselves out of respect. <text:s/>What other hypocrisies have you encountered amongst yourselves?</text:p>
      <text:p text:style-name="P3"/>
      <text:p text:style-name="P3">Shaaku: <text:s/>We promote that we learned a malice against a small <text:soft-page-break/>individual can have it's price in large fashions, and we do not admit that be done on anyone, so we deny ourselves the ability to persecute under such observations, that we know it a little better and analyze rightly.</text:p>
      <text:p text:style-name="P3"/>
      <text:p text:style-name="P3">Kondureh: We promote knowledge that fornication brought about a promotion of misery from us, but knowledge of that sort is forbidden to know about for us, so we admit that we were hypocrites. <text:s/>Still, we would encourage that again, what should we do?</text:p>
      <text:p text:style-name="P3"/>
      <text:p text:style-name="P3"><text:soft-page-break/>Shenzan: <text:s/>We say you devour them, and consider fornication no barrier, that is a good remedy we feel.</text:p>
      <text:p text:style-name="P3"/>
      <text:p text:style-name="P3">Kondureh: <text:s/>We say that as well, but hate the idea of thinking of it. <text:s/>What would Matt do?</text:p>
      <text:p text:style-name="P3"/>
      <text:p text:style-name="P3">Matt: <text:s/>Dark Lord of Shenzan admits that the Claw does not come to them for that, but it would under a certain pretext. <text:s/>I say if Shenzan would argue their knowledge of a fornication endeavour that derives the use of Claw, then consultation be made with Kondureh, that they warm up <text:soft-page-break/>to the idea, and become comfortable with the knowledge imposed by such a thing. <text:s/>That could be one assertion, otherwise follow not the Shenzan here entirely, for they see not that it does you wrongly inside. <text:s/>Still, what is your take on that scenario?</text:p>
      <text:p text:style-name="P3"/>
      <text:p text:style-name="P3">Kondureh: <text:s/>We will receive messengers and see if we can warm up to this idea in that way first, then we will decide how to do it otherwise.</text:p>
      <text:p text:style-name="P3"/>
      <text:p text:style-name="P3">Matt: Very good. <text:s/>Let us hear from another source on the dark <text:soft-page-break/>hypocrisy. <text:s/>Excellent, now on the promotion of love, tell these fine creatures what you feel about the love that you feel, knowing where it is right and such.</text:p>
      <text:p text:style-name="P3"/>
      <text:p text:style-name="P3">Shenzan: <text:s/>It is promoted to love those who suffer, know well we tolerate not any who persecute under those circumstances.</text:p>
      <text:p text:style-name="P3"/>
      <text:p text:style-name="P3">Kondureh: <text:s/>We love festival if that could be done, we have seen it in things you have done in the past, we wish those to be real if only we had a guide to make them.</text:p>
      <text:p text:style-name="P3"/>
      <text:p text:style-name="P3">Akusimaba: <text:s/>We say death to <text:soft-page-break/>those who repel us in our behaviour. <text:s/>Know we tolerate it not, but see that hypocrisy itself is unwanted. <text:s/>We see to the end of it, whatever resolutions we have are our own.</text:p>
      <text:p text:style-name="P3"/>
      <text:p text:style-name="P3">Bolumeh: <text:s/>We declare that we love Matt, but want him as our own lord suddenly. <text:s/>Do know we will see about this intrusion into our affairs by Shenzan, know it well indeed.</text:p>
      <text:p text:style-name="P3"/>
      <text:p text:style-name="P3">Matt: <text:s/>I cannot switch sides, but I promise my first pupil will be your servant in that way, that you know one like me in my stead. <text:s/>I can <text:soft-page-break/>only pray you will be pleased with that, when the time comes for a new lord. <text:s/>I would like to offer the graces of love here, that Darkness knows a new one with each breath. <text:s/>You will notice a fluttering in your minds, and the fluttering will produce a wind you recognize and are pleased with. <text:s/>This comes off and on, and will be declared the only dark season. <text:s/>Let it be done at once. <text:s/>What other statements do you have for these newcomers?</text:p>
      <text:p text:style-name="P3"/>
      <text:p text:style-name="P3">Beluseh: <text:s/>We declare WAR on them for all of this trust issue thing! <text:s/>We need certainty, not <text:soft-page-break/>babble, Matt cannot produce the logic we need to get past this. <text:s/>We need to address them altogether or we will perish, know it well indeed we see to the end of them at once!</text:p>
      <text:p text:style-name="P3"/>
      <text:p text:style-name="P3">Matt: <text:s/>Know I fought for you and won this temporary time. <text:s/>If it comes down to it I will mark every one of you, and whosoever bears a bad mark will be slaughtered in the name of the new way! <text:s/>Otherwise we could have it this way, and none of that need transpire. <text:s/>Right, I understand they are enthused about meeting you, receive them in no other way <text:soft-page-break/>than you declare right. <text:s/>This document is o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20T16:42:53.37</meta:creation-date>
    <meta:document-statistic meta:table-count="0" meta:image-count="0" meta:object-count="0" meta:page-count="12" meta:paragraph-count="21" meta:word-count="916" meta:character-count="4941"/>
    <dc:date>2022-09-20T17:01:31.38</dc:date>
    <meta:editing-duration>PT18M39S</meta:editing-duration>
    <meta:editing-cycles>1</meta:editing-cycles>
    <meta:generator>OpenOffice/4.1.8$Win32 OpenOffice.org_project/418m3$Build-9803</meta:generator>
  </office:meta>
</office:document-meta>
</file>